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  <style:text-properties fo:color="#800000"/>
    </style:style>
    <style:style style:name="P3" style:family="paragraph" style:parent-style-name="Text_20_body">
      <style:text-properties fo:color="#800000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color="#800000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>
      <style:text-properties fo:color="#800000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list-style-name="L2">
      <style:paragraph-properties fo:margin-top="0cm" fo:margin-bottom="0cm"/>
    </style:style>
    <style:style style:name="P16" style:family="paragraph" style:parent-style-name="Text_20_body" style:list-style-name="L3">
      <style:paragraph-properties fo:margin-top="0cm" fo:margin-bottom="0cm"/>
    </style:style>
    <style:style style:name="P17" style:family="paragraph" style:parent-style-name="Text_20_body" style:list-style-name="L4">
      <style:paragraph-properties fo:margin-top="0cm" fo:margin-bottom="0cm"/>
    </style:style>
    <style:style style:name="P18" style:family="paragraph" style:parent-style-name="Text_20_body" style:list-style-name="L5">
      <style:paragraph-properties fo:margin-top="0cm" fo:margin-bottom="0cm"/>
    </style:style>
    <style:style style:name="P19" style:family="paragraph" style:parent-style-name="Text_20_body" style:list-style-name="L6">
      <style:paragraph-properties fo:margin-top="0cm" fo:margin-bottom="0cm"/>
    </style:style>
    <style:style style:name="P20" style:family="paragraph" style:parent-style-name="Text_20_body">
      <style:paragraph-properties fo:margin-top="0cm" fo:margin-bottom="0cm"/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zagadnienia"/>Zagadnienia</text:h>
      <text:p text:style-name="Text_20_body">Praca z bazą danych <text:span text:style-name="Emphasis">kwiaciarnia</text:span> i <text:span text:style-name="Emphasis">firma</text:span> – zajęcia powtórkowe. </text:p>
      <text:h text:style-name="Heading_20_1" text:outline-level="1"><text:bookmark text:name="zadanie_1"/>Zadanie 1</text:h>
      <text:p text:style-name="Text_20_body">Utwórz schemat o nazwie <text:span text:style-name="Emphasis">firma</text:span> i ustaw go jako aktualny. W ramach schematu <text:span text:style-name="Emphasis">firma</text:span> wykonaj poniższe polecenia: </text:p>
      <text:p text:style-name="Preformatted_20_Text">CREATE TABLE dzialy</text:p>
      <text:p text:style-name="Preformatted_20_Text">(</text:p>
      <text:p text:style-name="Preformatted_20_Text"><text:s text:c="2"/>id_dzialu <text:s text:c="2"/>char(5) <text:s text:c="4"/>NOT NULL,</text:p>
      <text:p text:style-name="Preformatted_20_Text"><text:s text:c="2"/>nazwa <text:s text:c="6"/>varchar(32) NOT NULL,</text:p>
      <text:p text:style-name="Preformatted_20_Text"><text:s text:c="2"/>lokalizacja varchar(24) NOT NULL,</text:p>
      <text:p text:style-name="Preformatted_20_Text"><text:s text:c="2"/>kierownik <text:s text:c="2"/>char(5),</text:p>
      <text:p text:style-name="Preformatted_20_Text"><text:s text:c="2"/>constraint dzial_pk PRIMARY KEY(id_dzialu) <text:s/></text:p>
      <text:p text:style-name="Preformatted_20_Text">);</text:p>
      <text:p text:style-name="Preformatted_20_Text"> </text:p>
      <text:p text:style-name="Preformatted_20_Text">CREATE TABLE pracownicy</text:p>
      <text:p text:style-name="Preformatted_20_Text">( <text:s/></text:p>
      <text:p text:style-name="Preformatted_20_Text"><text:s text:c="2"/>id_pracownika char(5) <text:s text:c="4"/>NOT NULL,</text:p>
      <text:p text:style-name="Preformatted_20_Text"><text:s text:c="2"/>nazwisko <text:s text:c="5"/>varchar(32) NOT NULL,</text:p>
      <text:p text:style-name="Preformatted_20_Text"><text:s text:c="2"/>imie <text:s text:c="9"/>varchar(16) NOT NULL,</text:p>
      <text:p text:style-name="Preformatted_20_Text"><text:s text:c="2"/>data_ur <text:s text:c="6"/>date <text:s text:c="7"/>NOT NULL,</text:p>
      <text:p text:style-name="Preformatted_20_Text"><text:s text:c="2"/>dzial <text:s text:c="8"/>char(5) <text:s text:c="4"/>NOT NULL,</text:p>
      <text:p text:style-name="Preformatted_20_Text"><text:s text:c="2"/>stanowisko <text:s text:c="3"/>varchar(24),</text:p>
      <text:p text:style-name="Preformatted_20_Text"><text:s text:c="2"/>pobory <text:s text:c="7"/>numeric(8,2),</text:p>
      <text:p text:style-name="Preformatted_20_Text"><text:s text:c="2"/>constraint prac_pk PRIMARY KEY(id_pracownika),</text:p>
      <text:p text:style-name="Preformatted_20_Text"><text:s text:c="2"/>constraint prac_fk FOREIGN KEY(dzial) </text:p>
      <text:p text:style-name="Preformatted_20_Text"><text:s text:c="4"/>REFERENCES dzialy(id_dzialu) ON UPDATE cascade</text:p>
      <text:p text:style-name="Preformatted_20_Text">);</text:p>
      <text:p text:style-name="Preformatted_20_Text"> </text:p>
      <text:p text:style-name="Preformatted_20_Text">ALTER TABLE dzialy ADD constraint dzial_fk FOREIGN KEY(kierownik) </text:p>
      <text:p text:style-name="P1"><text:s text:c="2"/>REFERENCES pracownicy(id_pracownika) ON UPDATE cascade;</text:p>
      <text:h text:style-name="Heading_20_1" text:outline-level="1"><text:bookmark text:name="zadanie_2"/>Zadanie 2</text:h>
      <text:p text:style-name="Text_20_body">Umieść poniższe instrukcje w skrypcie <text:span text:style-name="Emphasis">firma-dane.sql</text:span>. Uzupełnij skrypt tak, aby można było wykonać te polecenia w niezmienionej postaci. </text:p>
      <text:p text:style-name="Preformatted_20_Text">INSERT INTO dzialy VALUES ('PH101','Handlowy','Marki','77');</text:p>
      <text:p text:style-name="Preformatted_20_Text">INSERT INTO dzialy VALUES ('PR202','Projektowy','Olecko','27');</text:p>
      <text:p text:style-name="Preformatted_20_Text">INSERT INTO dzialy VALUES ('PK101','Personalny','Niwka','72');</text:p>
      <text:p text:style-name="Preformatted_20_Text"> </text:p>
      <text:p text:style-name="Preformatted_20_Text">INSERT INTO pracownicy VALUES ('27','Kruk','Adam','15/12/1989','PK101','kierownik',2200);</text:p>
      <text:p text:style-name="Preformatted_20_Text">INSERT INTO pracownicy VALUES ('270','Kowalik','Artur','13/12/1988','PK101','analityk',2400);</text:p>
      <text:p text:style-name="Preformatted_20_Text">INSERT INTO pracownicy VALUES ('72','Kowalik','Adam','15/11/1989','PR202','kierownik',2600);</text:p>
      <text:p text:style-name="Preformatted_20_Text">INSERT INTO pracownicy VALUES ('720','Kowalik','Amadeusz','17/12/1988','PK101','analityk',3200);</text:p>
      <text:p text:style-name="Preformatted_20_Text"><text:soft-page-break/>INSERT INTO pracownicy VALUES ('707','Kukulka','Antoni','15/12/1999','PH101','robotnik',1600);</text:p>
      <text:p text:style-name="Preformatted_20_Text">INSERT INTO pracownicy VALUES ('207','Kowal','Alojzy','15/10/1998','PH101','robotnik',2000);</text:p>
      <text:p text:style-name="Preformatted_20_Text">INSERT INTO pracownicy VALUES ('77','Kowalus','Adam','12/11/1998','PH101','kierownik',5400);</text:p>
      <text:p text:style-name="P1">INSERT INTO pracownicy VALUES ('1010','Kawula','Alojzy','15/11/1998','PK101','robotnik',2500);</text:p>
      <text:p text:style-name="Text_20_body">Wykonaj kilka przykładowych zapytań, w celu sprawdzenia zawartości poszczególnych tabel w tym schemacie. </text:p>
      <text:h text:style-name="Heading_20_1" text:outline-level="1"><text:bookmark text:name="zadanie_3"/>Zadanie 3</text:h>
      <text:p text:style-name="Text_20_body">Napisz zapytanie, które </text:p>
      <text:list xml:id="list7463775453933908927" text:style-name="L1">
        <text:list-item>
          <text:p text:style-name="P14">zmieni wartość klucza głównego działu z PH101 na PH222. Czy zapytanie powoduje zmiany w innych tabelach? Dlaczego?</text:p>
        </text:list-item>
      </text:list>
      <text:p text:style-name="P5"/>
      <text:p text:style-name="P4"/>
      <text:p text:style-name="P4"/>
      <text:list xml:id="list43462833" text:continue-numbering="true" text:style-name="L1">
        <text:list-item>
          <text:p text:style-name="P6">zmieni wartość klucza głównego w tabeli pracownicy z 27 na 99. Czy zapytanie powoduje zmiany w innych tabelach? Dlaczego?</text:p>
        </text:list-item>
      </text:list>
      <text:p text:style-name="P3"/>
      <text:h text:style-name="Heading_20_1" text:outline-level="1"><text:bookmark text:name="zadanie_4"/>Zadanie 4</text:h>
      <text:p text:style-name="Text_20_body">Napisz zapytanie działające na tabelach schematu <text:span text:style-name="Emphasis">firma</text:span>, które: </text:p>
      <text:list xml:id="list8999644096972498975" text:style-name="L2">
        <text:list-item>
          <text:p text:style-name="P15">Wyświetla nazwisko, wiek oraz roczne pobory pracownika posortowane wg poborów oraz nazwiska (pole pobory w tabeli pracownicy określa pobory miesięczne).</text:p>
        </text:list-item>
      </text:list>
      <text:p text:style-name="P5"/>
      <text:list xml:id="list43452507" text:continue-numbering="true" text:style-name="L2">
        <text:list-item>
          <text:p text:style-name="P15">Wyświetla nazwisko, imię, datę urodzenia, stanowisko, dział i pobory pracownika, który pracuje na stanowisku robotnik lub analityk i zarabia więcej niż 2000 miesięcznie.</text:p>
        </text:list-item>
      </text:list>
      <text:p text:style-name="P5"/>
      <text:list xml:id="list43464546" text:continue-numbering="true" text:style-name="L2">
        <text:list-item>
          <text:p text:style-name="P15">Wyświeta nazwiska i imiona pracowników, którzy zarabiają więcej niż zarabia Adam Kowalik. Napisz zapytanie na dwa sposoby (samozłączenie i podzapytanie).</text:p>
        </text:list-item>
      </text:list>
      <text:p text:style-name="P5"/>
      <text:list xml:id="list43457262" text:continue-numbering="true" text:style-name="L2">
        <text:list-item>
          <text:p text:style-name="P15">Podnosi zarobki o 10% na stanowisku robotnik.</text:p>
        </text:list-item>
      </text:list>
      <text:p text:style-name="P5"/>
      <text:list xml:id="list43460181" text:continue-numbering="true" text:style-name="L2">
        <text:list-item>
          <text:p text:style-name="P7">Oblicza średnie zarobki oraz ilość pracowników na poszczególnych stanowiskach z wyłączeniem stanowisk kierownik.</text:p>
        </text:list-item>
      </text:list>
      <text:p text:style-name="P3"/>
      <text:h text:style-name="Heading_20_1" text:outline-level="1"><text:bookmark text:name="zadanie_5"/>Zadanie 5</text:h>
      <text:p text:style-name="Text_20_body">Napisz zapytanie, które: </text:p>
      <text:list xml:id="list1465963372467365304" text:style-name="L3">
        <text:list-item>
          <text:p text:style-name="P16">wyświetla listę klientów (nazwy i miasta) z Wieliczki, Skawiny i Krzeszowic, dane posortować <text:soft-page-break/>według nazwy miejscowości;</text:p>
        </text:list-item>
      </text:list>
      <text:p text:style-name="P5"/>
      <text:list xml:id="list43452972" text:continue-numbering="true" text:style-name="L3">
        <text:list-item>
          <text:p text:style-name="P16">wyświetla listę klientów i odbiorców (nazwy i miasta) z Wieliczki, Skawiny i Krzeszowic, dane posortować według nazwy miejscowości;</text:p>
        </text:list-item>
      </text:list>
      <text:p text:style-name="P5"/>
      <text:list xml:id="list43455476" text:continue-numbering="true" text:style-name="L3">
        <text:list-item>
          <text:p text:style-name="P16">wyświetla listę klientów (nazwy i miasta) z miejscowości, z których pochodzi co najmniej trzech klientów zarejestrowanych w bazie danych;</text:p>
        </text:list-item>
      </text:list>
      <text:p text:style-name="P5"/>
      <text:list xml:id="list43466850" text:continue-numbering="true" text:style-name="L3">
        <text:list-item>
          <text:p text:style-name="P8">wyświetla listę klientów (nazwy i miasta) z miejscowości, z których klienci zamawiali najdroższą kompozycję dostępną w kwiaciarni.</text:p>
        </text:list-item>
      </text:list>
      <text:p text:style-name="P3"/>
      <text:h text:style-name="Heading_20_1" text:outline-level="1"><text:bookmark text:name="zadanie_6"/>Zadanie 6</text:h>
      <text:p text:style-name="Text_20_body">Napisz zapytanie, które: </text:p>
      <text:list xml:id="list6879010828044211827" text:style-name="L4">
        <text:list-item>
          <text:p text:style-name="P17">wyświetla nazwę kompozycji i ich ceny, dla trzech najtańszych kompozycji dostępnych w kwiaciarni;</text:p>
        </text:list-item>
      </text:list>
      <text:p text:style-name="P5"/>
      <text:list xml:id="list43475133" text:continue-numbering="true" text:style-name="L4">
        <text:list-item>
          <text:p text:style-name="P17">wyświetla nazwy i ceny kompozycji zamawianych przez klientów ze Skawiny;</text:p>
        </text:list-item>
      </text:list>
      <text:p text:style-name="P5"/>
      <text:list xml:id="list43468276" text:continue-numbering="true" text:style-name="L4">
        <text:list-item>
          <text:p text:style-name="P17">wyświetla nazwy i ceny kompozycji zamawianych przez klientów będących firmami;</text:p>
        </text:list-item>
      </text:list>
      <text:p text:style-name="P5"/>
      <text:list xml:id="list43474420" text:continue-numbering="true" text:style-name="L4">
        <text:list-item>
          <text:p text:style-name="P9">wyświetla nazwy i ceny kompozycji, które nie występują w tabeli historia.</text:p>
        </text:list-item>
      </text:list>
      <text:p text:style-name="P3"/>
      <text:h text:style-name="Heading_20_1" text:outline-level="1"><text:bookmark text:name="zadanie_7"/>Zadanie 7</text:h>
      <text:p text:style-name="Text_20_body">Napisz zapytanie, które: </text:p>
      <text:list xml:id="list263471902796513627" text:style-name="L5">
        <text:list-item>
          <text:p text:style-name="P18">wyświetla liczbę klientów z poszczególnych miast znajdujących się w bazie (łącznie z nazwami miast);</text:p>
        </text:list-item>
      </text:list>
      <text:p text:style-name="P5"/>
      <text:list xml:id="list43462584" text:continue-numbering="true" text:style-name="L5">
        <text:list-item>
          <text:p text:style-name="P18">wyświetla liczbę klientów z poszczególnych miast znajdujących się w bazie (łącznie z nazwami miast), ale tylko tych dla których liczba klientów jest większa niż 10;</text:p>
        </text:list-item>
      </text:list>
      <text:p text:style-name="P5"/>
      <text:list xml:id="list43473685" text:continue-numbering="true" text:style-name="L5">
        <text:list-item>
          <text:p text:style-name="P18">wyświetla liczbę klientów znajdujących się w bazie, którzy podali numer nip;</text:p>
        </text:list-item>
      </text:list>
      <text:p text:style-name="P5"/>
      <text:list xml:id="list43478326" text:continue-numbering="true" text:style-name="L5">
        <text:list-item>
          <text:p text:style-name="P10">wyświetla liczbę klientów, którzy zamawiali najdroższą kompozycję i liczbę klientów, którzy zamawiali najtańszą kompozycję.</text:p>
        </text:list-item>
      </text:list>
      <text:p text:style-name="P3"/>
      <text:h text:style-name="Heading_20_1" text:outline-level="1"><text:bookmark text:name="zadanie_8"/>Zadanie 8</text:h>
      <text:p text:style-name="Text_20_body">Napisz zapytanie, które: </text:p>
      <text:list xml:id="list7636286424171731864" text:style-name="L6">
        <text:list-item>
          <text:p text:style-name="P19">wyświetla łączną wartość wszystkich kompozycji, które czekają na dostarczenie (zostały <text:soft-page-break/>zamówione);</text:p>
        </text:list-item>
      </text:list>
      <text:p text:style-name="P5"/>
      <text:list xml:id="list43472792" text:continue-numbering="true" text:style-name="L6">
        <text:list-item>
          <text:p text:style-name="P19">wyświetla średnią cenę kompozycji dostępnych w kwiaciarni (z dokładnością do 2 miejsc po przecinku);</text:p>
        </text:list-item>
      </text:list>
      <text:p text:style-name="P5"/>
      <text:list xml:id="list43474383" text:continue-numbering="true" text:style-name="L6">
        <text:list-item>
          <text:p text:style-name="P19">wyświetla średnią wartość dziennych zamówień czekających do realizacji (z dokładnością do 2 miejsc po przecinku);</text:p>
        </text:list-item>
      </text:list>
      <text:p text:style-name="P5"/>
      <text:list xml:id="list43467779" text:continue-numbering="true" text:style-name="L6">
        <text:list-item>
          <text:p text:style-name="P19">wyświetla liczbę i wartość zamówień czekających na zrealizowanie dla poszczególnych miejscowości;</text:p>
        </text:list-item>
      </text:list>
      <text:p text:style-name="P5"/>
      <text:list xml:id="list43453455" text:continue-numbering="true" text:style-name="L6">
        <text:list-item>
          <text:p text:style-name="P19">wyświetla identyfikator i nazwę tych kompozycji, których aktualny stan nie jest większy od minimum o więcej niż 1;</text:p>
        </text:list-item>
      </text:list>
      <text:p text:style-name="P5"/>
      <text:list xml:id="list43471968" text:continue-numbering="true" text:style-name="L6">
        <text:list-item>
          <text:p text:style-name="P19">wyświetla liczbę, wartość i termin realizacji zamówień czekających na zrealizowanie dla poszczególnych dni;</text:p>
        </text:list-item>
      </text:list>
      <text:p text:style-name="P5"/>
      <text:list xml:id="list43460802" text:continue-numbering="true" text:style-name="L6">
        <text:list-item>
          <text:p text:style-name="P11">wyświetla średnią wartość zamówienia dla poszczególnych dni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0-05-26T23:13:14</meta:creation-date>
    <dc:date>2016-02-29T23:29:13.33</dc:date>
    <dc:creator>M S</dc:creator>
    <meta:editing-duration>PT14H44M27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4" meta:paragraph-count="82" meta:word-count="643" meta:character-count="5245"/>
  </office:meta>
</office:document-meta>
</file>